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37" calcext:value-type="float">
            <text:p>37,0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26.5" calcext:value-type="float">
            <text:p>26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34.5" calcext:value-type="float">
            <text:p>34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gramma delle clas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diting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 office:value-type="float" office:value="2.5" calcext:value-type="float">
            <text:p>2,5</text:p>
          </table:table-cell>
          <table:table-cell office:value-type="string" calcext:value-type="string">
            <text:p>inserimento cardinalità e finalizzazione diagramm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iagramma delle class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OCL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iunta models e API <text:s/>me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i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1-30T19:08:43.972506034</dc:date>
    <meta:editing-duration>PT1H36M41S</meta:editing-duration>
    <meta:editing-cycles>34</meta:editing-cycles>
    <meta:generator>LibreOffice/7.3.6.2$Linux_X86_64 LibreOffice_project/30$Build-2</meta:generator>
    <meta:document-statistic meta:table-count="1" meta:cell-count="155" meta:object-count="0"/>
  </office:meta>
</office:document-meta>
</file>